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2C51995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Babel Talk</text:p>
            <text:p>A presentation by Y-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3.506cm" svg:x="1.4cm" svg:y="0.837cm" presentation:class="title" presentation:user-transformed="true">
          <draw:text-box>
            <text:p>What does Babel Talk do?</text:p>
          </draw:text-box>
        </draw:frame>
        <draw:frame presentation:style-name="pr4" draw:text-style-name="P1" draw:layer="layout" svg:width="24.63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Interesting and novel features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How does it work?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Building the system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Overall structure of the system</text:p>
          </draw:text-box>
        </draw:frame>
        <draw:frame presentation:style-name="pr6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greenlines" xlink:href="Pictures/1000000000000320000002582C51995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ny </meta:initial-creator>
    <meta:creation-date>2015-03-15T16:49:40</meta:creation-date>
    <dc:date>2015-03-15T17:00:28</dc:date>
    <dc:creator>Tony </dc:creator>
    <meta:editing-duration>P0D</meta:editing-duration>
    <meta:editing-cycles>1</meta:editing-cycles>
    <meta:document-statistic meta:object-count="44"/>
    <meta:generator>LibreOffice/3.5$Linux_X86_64 LibreOffice_project/350m1$Build-2</meta:generator>
  </office:meta>
</office:document-meta>
</file>